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DC-Wert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formula="of:=[.$C$2] * ([.$C$3] / ([.$C$3] + [.B6]))" office:value-type="float" office:value="3.33333333333333" calcext:value-type="float">
            <text:p>3,33333333333333</text:p>
          </table:table-cell>
          <table:table-cell table:formula="of:= ROUNDDOWN(([.C6]/[.$C$2]) * 1024; 0)"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float" office:value="510000" calcext:value-type="float">
            <text:p>510000</text:p>
          </table:table-cell>
          <table:table-cell table:formula="of:=[.$C$2] * ([.$C$3] / ([.$C$3] + [.B7]))" office:value-type="float" office:value="3.3112582781457" calcext:value-type="float">
            <text:p>3,3112582781457</text:p>
          </table:table-cell>
          <table:table-cell table:formula="of:= ROUNDDOWN(([.C7]/[.$C$2]) * 1024; 0)"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float" office:value="520000" calcext:value-type="float">
            <text:p>520000</text:p>
          </table:table-cell>
          <table:table-cell table:formula="of:=[.$C$2] * ([.$C$3] / ([.$C$3] + [.B8]))" office:value-type="float" office:value="3.28947368421053" calcext:value-type="float">
            <text:p>3,28947368421053</text:p>
          </table:table-cell>
          <table:table-cell table:formula="of:= ROUNDDOWN(([.C8]/[.$C$2]) * 1024; 0)"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float" office:value="530000" calcext:value-type="float">
            <text:p>530000</text:p>
          </table:table-cell>
          <table:table-cell table:formula="of:=[.$C$2] * ([.$C$3] / ([.$C$3] + [.B9]))" office:value-type="float" office:value="3.26797385620915" calcext:value-type="float">
            <text:p>3,26797385620915</text:p>
          </table:table-cell>
          <table:table-cell table:formula="of:= ROUNDDOWN(([.C9]/[.$C$2]) * 1024; 0)"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540000" calcext:value-type="float">
            <text:p>540000</text:p>
          </table:table-cell>
          <table:table-cell table:formula="of:=[.$C$2] * ([.$C$3] / ([.$C$3] + [.B10]))" office:value-type="float" office:value="3.24675324675325" calcext:value-type="float">
            <text:p>3,24675324675325</text:p>
          </table:table-cell>
          <table:table-cell table:formula="of:= ROUNDDOWN(([.C10]/[.$C$2]) * 1024; 0)"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50000" calcext:value-type="float">
            <text:p>550000</text:p>
          </table:table-cell>
          <table:table-cell table:formula="of:=[.$C$2] * ([.$C$3] / ([.$C$3] + [.B11]))" office:value-type="float" office:value="3.2258064516129" calcext:value-type="float">
            <text:p>3,2258064516129</text:p>
          </table:table-cell>
          <table:table-cell table:formula="of:= ROUNDDOWN(([.C11]/[.$C$2]) * 1024; 0)"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560000" calcext:value-type="float">
            <text:p>560000</text:p>
          </table:table-cell>
          <table:table-cell table:formula="of:=[.$C$2] * ([.$C$3] / ([.$C$3] + [.B12]))" office:value-type="float" office:value="3.20512820512821" calcext:value-type="float">
            <text:p>3,20512820512821</text:p>
          </table:table-cell>
          <table:table-cell table:formula="of:= ROUNDDOWN(([.C12]/[.$C$2]) * 1024; 0)"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570000" calcext:value-type="float">
            <text:p>570000</text:p>
          </table:table-cell>
          <table:table-cell table:formula="of:=[.$C$2] * ([.$C$3] / ([.$C$3] + [.B13]))" office:value-type="float" office:value="3.18471337579618" calcext:value-type="float">
            <text:p>3,18471337579618</text:p>
          </table:table-cell>
          <table:table-cell table:formula="of:= ROUNDDOWN(([.C13]/[.$C$2]) * 1024; 0)"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580000" calcext:value-type="float">
            <text:p>580000</text:p>
          </table:table-cell>
          <table:table-cell table:formula="of:=[.$C$2] * ([.$C$3] / ([.$C$3] + [.B14]))" office:value-type="float" office:value="3.16455696202532" calcext:value-type="float">
            <text:p>3,16455696202532</text:p>
          </table:table-cell>
          <table:table-cell table:formula="of:= ROUNDDOWN(([.C14]/[.$C$2]) * 1024; 0)"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float" office:value="590000" calcext:value-type="float">
            <text:p>590000</text:p>
          </table:table-cell>
          <table:table-cell table:formula="of:=[.$C$2] * ([.$C$3] / ([.$C$3] + [.B15]))" office:value-type="float" office:value="3.14465408805031" calcext:value-type="float">
            <text:p>3,14465408805031</text:p>
          </table:table-cell>
          <table:table-cell table:formula="of:= ROUNDDOWN(([.C15]/[.$C$2]) * 1024; 0)"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table:formula="of:=[.$C$2] * ([.$C$3] / ([.$C$3] + [.B16]))" office:value-type="float" office:value="3.125" calcext:value-type="float">
            <text:p>3,125</text:p>
          </table:table-cell>
          <table:table-cell table:formula="of:= ROUNDDOWN(([.C16]/[.$C$2]) * 1024; 0)"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610000" calcext:value-type="float">
            <text:p>610000</text:p>
          </table:table-cell>
          <table:table-cell table:formula="of:=[.$C$2] * ([.$C$3] / ([.$C$3] + [.B17]))" office:value-type="float" office:value="3.1055900621118" calcext:value-type="float">
            <text:p>3,1055900621118</text:p>
          </table:table-cell>
          <table:table-cell table:formula="of:= ROUNDDOWN(([.C17]/[.$C$2]) * 1024; 0)"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float" office:value="620000" calcext:value-type="float">
            <text:p>620000</text:p>
          </table:table-cell>
          <table:table-cell table:formula="of:=[.$C$2] * ([.$C$3] / ([.$C$3] + [.B18]))" office:value-type="float" office:value="3.08641975308642" calcext:value-type="float">
            <text:p>3,08641975308642</text:p>
          </table:table-cell>
          <table:table-cell table:formula="of:= ROUNDDOWN(([.C18]/[.$C$2]) * 1024; 0)"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630000" calcext:value-type="float">
            <text:p>630000</text:p>
          </table:table-cell>
          <table:table-cell table:formula="of:=[.$C$2] * ([.$C$3] / ([.$C$3] + [.B19]))" office:value-type="float" office:value="3.06748466257669" calcext:value-type="float">
            <text:p>3,06748466257669</text:p>
          </table:table-cell>
          <table:table-cell table:formula="of:= ROUNDDOWN(([.C19]/[.$C$2]) * 1024; 0)"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640000" calcext:value-type="float">
            <text:p>640000</text:p>
          </table:table-cell>
          <table:table-cell table:formula="of:=[.$C$2] * ([.$C$3] / ([.$C$3] + [.B20]))" office:value-type="float" office:value="3.04878048780488" calcext:value-type="float">
            <text:p>3,04878048780488</text:p>
          </table:table-cell>
          <table:table-cell table:formula="of:= ROUNDDOWN(([.C20]/[.$C$2]) * 1024; 0)"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650000" calcext:value-type="float">
            <text:p>650000</text:p>
          </table:table-cell>
          <table:table-cell table:formula="of:=[.$C$2] * ([.$C$3] / ([.$C$3] + [.B21]))" office:value-type="float" office:value="3.03030303030303" calcext:value-type="float">
            <text:p>3,03030303030303</text:p>
          </table:table-cell>
          <table:table-cell table:formula="of:= ROUNDDOWN(([.C21]/[.$C$2]) * 1024; 0)"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660000" calcext:value-type="float">
            <text:p>660000</text:p>
          </table:table-cell>
          <table:table-cell table:formula="of:=[.$C$2] * ([.$C$3] / ([.$C$3] + [.B22]))" office:value-type="float" office:value="3.01204819277108" calcext:value-type="float">
            <text:p>3,01204819277108</text:p>
          </table:table-cell>
          <table:table-cell table:formula="of:= ROUNDDOWN(([.C22]/[.$C$2]) * 1024; 0)"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670000" calcext:value-type="float">
            <text:p>670000</text:p>
          </table:table-cell>
          <table:table-cell table:formula="of:=[.$C$2] * ([.$C$3] / ([.$C$3] + [.B23]))" office:value-type="float" office:value="2.9940119760479" calcext:value-type="float">
            <text:p>2,9940119760479</text:p>
          </table:table-cell>
          <table:table-cell table:formula="of:= ROUNDDOWN(([.C23]/[.$C$2]) * 1024; 0)"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float" office:value="680000" calcext:value-type="float">
            <text:p>680000</text:p>
          </table:table-cell>
          <table:table-cell table:formula="of:=[.$C$2] * ([.$C$3] / ([.$C$3] + [.B24]))" office:value-type="float" office:value="2.97619047619048" calcext:value-type="float">
            <text:p>2,97619047619048</text:p>
          </table:table-cell>
          <table:table-cell table:formula="of:= ROUNDDOWN(([.C24]/[.$C$2]) * 1024; 0)"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690000" calcext:value-type="float">
            <text:p>690000</text:p>
          </table:table-cell>
          <table:table-cell table:formula="of:=[.$C$2] * ([.$C$3] / ([.$C$3] + [.B25]))" office:value-type="float" office:value="2.9585798816568" calcext:value-type="float">
            <text:p>2,9585798816568</text:p>
          </table:table-cell>
          <table:table-cell table:formula="of:= ROUNDDOWN(([.C25]/[.$C$2]) * 1024; 0)"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table:formula="of:=[.$C$2] * ([.$C$3] / ([.$C$3] + [.B26]))" office:value-type="float" office:value="2.94117647058824" calcext:value-type="float">
            <text:p>2,94117647058824</text:p>
          </table:table-cell>
          <table:table-cell table:formula="of:= ROUNDDOWN(([.C26]/[.$C$2]) * 1024; 0)"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710000" calcext:value-type="float">
            <text:p>710000</text:p>
          </table:table-cell>
          <table:table-cell table:formula="of:=[.$C$2] * ([.$C$3] / ([.$C$3] + [.B27]))" office:value-type="float" office:value="2.92397660818713" calcext:value-type="float">
            <text:p>2,92397660818713</text:p>
          </table:table-cell>
          <table:table-cell table:formula="of:= ROUNDDOWN(([.C27]/[.$C$2]) * 1024; 0)"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720000" calcext:value-type="float">
            <text:p>720000</text:p>
          </table:table-cell>
          <table:table-cell table:formula="of:=[.$C$2] * ([.$C$3] / ([.$C$3] + [.B28]))" office:value-type="float" office:value="2.90697674418605" calcext:value-type="float">
            <text:p>2,90697674418605</text:p>
          </table:table-cell>
          <table:table-cell table:formula="of:= ROUNDDOWN(([.C28]/[.$C$2]) * 1024; 0)"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float" office:value="730000" calcext:value-type="float">
            <text:p>730000</text:p>
          </table:table-cell>
          <table:table-cell table:formula="of:=[.$C$2] * ([.$C$3] / ([.$C$3] + [.B29]))" office:value-type="float" office:value="2.89017341040462" calcext:value-type="float">
            <text:p>2,89017341040462</text:p>
          </table:table-cell>
          <table:table-cell table:formula="of:= ROUNDDOWN(([.C29]/[.$C$2]) * 1024; 0)"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740000" calcext:value-type="float">
            <text:p>740000</text:p>
          </table:table-cell>
          <table:table-cell table:formula="of:=[.$C$2] * ([.$C$3] / ([.$C$3] + [.B30]))" office:value-type="float" office:value="2.8735632183908" calcext:value-type="float">
            <text:p>2,8735632183908</text:p>
          </table:table-cell>
          <table:table-cell table:formula="of:= ROUNDDOWN(([.C30]/[.$C$2]) * 1024; 0)"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750000" calcext:value-type="float">
            <text:p>750000</text:p>
          </table:table-cell>
          <table:table-cell table:formula="of:=[.$C$2] * ([.$C$3] / ([.$C$3] + [.B31]))" office:value-type="float" office:value="2.85714285714286" calcext:value-type="float">
            <text:p>2,85714285714286</text:p>
          </table:table-cell>
          <table:table-cell table:formula="of:= ROUNDDOWN(([.C31]/[.$C$2]) * 1024; 0)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760000" calcext:value-type="float">
            <text:p>760000</text:p>
          </table:table-cell>
          <table:table-cell table:formula="of:=[.$C$2] * ([.$C$3] / ([.$C$3] + [.B32]))" office:value-type="float" office:value="2.84090909090909" calcext:value-type="float">
            <text:p>2,84090909090909</text:p>
          </table:table-cell>
          <table:table-cell table:formula="of:= ROUNDDOWN(([.C32]/[.$C$2]) * 1024; 0)"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770000" calcext:value-type="float">
            <text:p>770000</text:p>
          </table:table-cell>
          <table:table-cell table:formula="of:=[.$C$2] * ([.$C$3] / ([.$C$3] + [.B33]))" office:value-type="float" office:value="2.82485875706215" calcext:value-type="float">
            <text:p>2,82485875706215</text:p>
          </table:table-cell>
          <table:table-cell table:formula="of:= ROUNDDOWN(([.C33]/[.$C$2]) * 1024; 0)"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float" office:value="780000" calcext:value-type="float">
            <text:p>780000</text:p>
          </table:table-cell>
          <table:table-cell table:formula="of:=[.$C$2] * ([.$C$3] / ([.$C$3] + [.B34]))" office:value-type="float" office:value="2.80898876404494" calcext:value-type="float">
            <text:p>2,80898876404494</text:p>
          </table:table-cell>
          <table:table-cell table:formula="of:= ROUNDDOWN(([.C34]/[.$C$2]) * 1024; 0)"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790000" calcext:value-type="float">
            <text:p>790000</text:p>
          </table:table-cell>
          <table:table-cell table:formula="of:=[.$C$2] * ([.$C$3] / ([.$C$3] + [.B35]))" office:value-type="float" office:value="2.79329608938547" calcext:value-type="float">
            <text:p>2,79329608938547</text:p>
          </table:table-cell>
          <table:table-cell table:formula="of:= ROUNDDOWN(([.C35]/[.$C$2]) * 1024; 0)"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table:formula="of:=[.$C$2] * ([.$C$3] / ([.$C$3] + [.B36]))" office:value-type="float" office:value="2.77777777777778" calcext:value-type="float">
            <text:p>2,77777777777778</text:p>
          </table:table-cell>
          <table:table-cell table:formula="of:= ROUNDDOWN(([.C36]/[.$C$2]) * 1024; 0)"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810000" calcext:value-type="float">
            <text:p>810000</text:p>
          </table:table-cell>
          <table:table-cell table:formula="of:=[.$C$2] * ([.$C$3] / ([.$C$3] + [.B37]))" office:value-type="float" office:value="2.76243093922652" calcext:value-type="float">
            <text:p>2,76243093922652</text:p>
          </table:table-cell>
          <table:table-cell table:formula="of:= ROUNDDOWN(([.C37]/[.$C$2]) * 1024; 0)"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820000" calcext:value-type="float">
            <text:p>820000</text:p>
          </table:table-cell>
          <table:table-cell table:formula="of:=[.$C$2] * ([.$C$3] / ([.$C$3] + [.B38]))" office:value-type="float" office:value="2.74725274725275" calcext:value-type="float">
            <text:p>2,74725274725275</text:p>
          </table:table-cell>
          <table:table-cell table:formula="of:= ROUNDDOWN(([.C38]/[.$C$2]) * 1024; 0)"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float" office:value="830000" calcext:value-type="float">
            <text:p>830000</text:p>
          </table:table-cell>
          <table:table-cell table:formula="of:=[.$C$2] * ([.$C$3] / ([.$C$3] + [.B39]))" office:value-type="float" office:value="2.73224043715847" calcext:value-type="float">
            <text:p>2,73224043715847</text:p>
          </table:table-cell>
          <table:table-cell table:formula="of:= ROUNDDOWN(([.C39]/[.$C$2]) * 1024; 0)"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840000" calcext:value-type="float">
            <text:p>840000</text:p>
          </table:table-cell>
          <table:table-cell table:formula="of:=[.$C$2] * ([.$C$3] / ([.$C$3] + [.B40]))" office:value-type="float" office:value="2.71739130434783" calcext:value-type="float">
            <text:p>2,71739130434783</text:p>
          </table:table-cell>
          <table:table-cell table:formula="of:= ROUNDDOWN(([.C40]/[.$C$2]) * 1024; 0)"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float" office:value="850000" calcext:value-type="float">
            <text:p>850000</text:p>
          </table:table-cell>
          <table:table-cell table:formula="of:=[.$C$2] * ([.$C$3] / ([.$C$3] + [.B41]))" office:value-type="float" office:value="2.7027027027027" calcext:value-type="float">
            <text:p>2,7027027027027</text:p>
          </table:table-cell>
          <table:table-cell table:formula="of:= ROUNDDOWN(([.C41]/[.$C$2]) * 1024; 0)"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float" office:value="860000" calcext:value-type="float">
            <text:p>860000</text:p>
          </table:table-cell>
          <table:table-cell table:formula="of:=[.$C$2] * ([.$C$3] / ([.$C$3] + [.B42]))" office:value-type="float" office:value="2.68817204301075" calcext:value-type="float">
            <text:p>2,68817204301075</text:p>
          </table:table-cell>
          <table:table-cell table:formula="of:= ROUNDDOWN(([.C42]/[.$C$2]) * 1024; 0)"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870000" calcext:value-type="float">
            <text:p>870000</text:p>
          </table:table-cell>
          <table:table-cell table:formula="of:=[.$C$2] * ([.$C$3] / ([.$C$3] + [.B43]))" office:value-type="float" office:value="2.67379679144385" calcext:value-type="float">
            <text:p>2,67379679144385</text:p>
          </table:table-cell>
          <table:table-cell table:formula="of:= ROUNDDOWN(([.C43]/[.$C$2]) * 1024; 0)"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float" office:value="880000" calcext:value-type="float">
            <text:p>880000</text:p>
          </table:table-cell>
          <table:table-cell table:formula="of:=[.$C$2] * ([.$C$3] / ([.$C$3] + [.B44]))" office:value-type="float" office:value="2.65957446808511" calcext:value-type="float">
            <text:p>2,65957446808511</text:p>
          </table:table-cell>
          <table:table-cell table:formula="of:= ROUNDDOWN(([.C44]/[.$C$2]) * 1024; 0)"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890000" calcext:value-type="float">
            <text:p>890000</text:p>
          </table:table-cell>
          <table:table-cell table:formula="of:=[.$C$2] * ([.$C$3] / ([.$C$3] + [.B45]))" office:value-type="float" office:value="2.64550264550265" calcext:value-type="float">
            <text:p>2,64550264550265</text:p>
          </table:table-cell>
          <table:table-cell table:formula="of:= ROUNDDOWN(([.C45]/[.$C$2]) * 1024; 0)"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table:formula="of:=[.$C$2] * ([.$C$3] / ([.$C$3] + [.B46]))" office:value-type="float" office:value="2.63157894736842" calcext:value-type="float">
            <text:p>2,63157894736842</text:p>
          </table:table-cell>
          <table:table-cell table:formula="of:= ROUNDDOWN(([.C46]/[.$C$2]) * 1024; 0)"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910000" calcext:value-type="float">
            <text:p>910000</text:p>
          </table:table-cell>
          <table:table-cell table:formula="of:=[.$C$2] * ([.$C$3] / ([.$C$3] + [.B47]))" office:value-type="float" office:value="2.61780104712042" calcext:value-type="float">
            <text:p>2,61780104712042</text:p>
          </table:table-cell>
          <table:table-cell table:formula="of:= ROUNDDOWN(([.C47]/[.$C$2]) * 1024; 0)"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920000" calcext:value-type="float">
            <text:p>920000</text:p>
          </table:table-cell>
          <table:table-cell table:formula="of:=[.$C$2] * ([.$C$3] / ([.$C$3] + [.B48]))" office:value-type="float" office:value="2.60416666666667" calcext:value-type="float">
            <text:p>2,60416666666667</text:p>
          </table:table-cell>
          <table:table-cell table:formula="of:= ROUNDDOWN(([.C48]/[.$C$2]) * 1024; 0)" office:value-type="float" office:value="533" calcext:value-type="float">
            <text:p>533</text:p>
          </table:table-cell>
        </table:table-row>
        <table:table-row table:style-name="ro1">
          <table:table-cell/>
          <table:table-cell office:value-type="float" office:value="930000" calcext:value-type="float">
            <text:p>930000</text:p>
          </table:table-cell>
          <table:table-cell table:formula="of:=[.$C$2] * ([.$C$3] / ([.$C$3] + [.B49]))" office:value-type="float" office:value="2.59067357512953" calcext:value-type="float">
            <text:p>2,59067357512953</text:p>
          </table:table-cell>
          <table:table-cell table:formula="of:= ROUNDDOWN(([.C49]/[.$C$2]) * 1024; 0)"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float" office:value="940000" calcext:value-type="float">
            <text:p>940000</text:p>
          </table:table-cell>
          <table:table-cell table:formula="of:=[.$C$2] * ([.$C$3] / ([.$C$3] + [.B50]))" office:value-type="float" office:value="2.57731958762887" calcext:value-type="float">
            <text:p>2,57731958762887</text:p>
          </table:table-cell>
          <table:table-cell table:formula="of:= ROUNDDOWN(([.C50]/[.$C$2]) * 1024; 0)"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float" office:value="950000" calcext:value-type="float">
            <text:p>950000</text:p>
          </table:table-cell>
          <table:table-cell table:formula="of:=[.$C$2] * ([.$C$3] / ([.$C$3] + [.B51]))" office:value-type="float" office:value="2.56410256410256" calcext:value-type="float">
            <text:p>2,56410256410256</text:p>
          </table:table-cell>
          <table:table-cell table:formula="of:= ROUNDDOWN(([.C51]/[.$C$2]) * 1024; 0)"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960000" calcext:value-type="float">
            <text:p>960000</text:p>
          </table:table-cell>
          <table:table-cell table:formula="of:=[.$C$2] * ([.$C$3] / ([.$C$3] + [.B52]))" office:value-type="float" office:value="2.55102040816327" calcext:value-type="float">
            <text:p>2,55102040816327</text:p>
          </table:table-cell>
          <table:table-cell table:formula="of:= ROUNDDOWN(([.C52]/[.$C$2]) * 1024; 0)"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970000" calcext:value-type="float">
            <text:p>970000</text:p>
          </table:table-cell>
          <table:table-cell table:formula="of:=[.$C$2] * ([.$C$3] / ([.$C$3] + [.B53]))" office:value-type="float" office:value="2.53807106598985" calcext:value-type="float">
            <text:p>2,53807106598985</text:p>
          </table:table-cell>
          <table:table-cell table:formula="of:= ROUNDDOWN(([.C53]/[.$C$2]) * 1024; 0)"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float" office:value="980000" calcext:value-type="float">
            <text:p>980000</text:p>
          </table:table-cell>
          <table:table-cell table:formula="of:=[.$C$2] * ([.$C$3] / ([.$C$3] + [.B54]))" office:value-type="float" office:value="2.52525252525253" calcext:value-type="float">
            <text:p>2,52525252525253</text:p>
          </table:table-cell>
          <table:table-cell table:formula="of:= ROUNDDOWN(([.C54]/[.$C$2]) * 1024; 0)"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float" office:value="990000" calcext:value-type="float">
            <text:p>990000</text:p>
          </table:table-cell>
          <table:table-cell table:formula="of:=[.$C$2] * ([.$C$3] / ([.$C$3] + [.B55]))" office:value-type="float" office:value="2.51256281407035" calcext:value-type="float">
            <text:p>2,51256281407035</text:p>
          </table:table-cell>
          <table:table-cell table:formula="of:= ROUNDDOWN(([.C55]/[.$C$2]) * 1024; 0)"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$C$2] * ([.$C$3] / ([.$C$3] + [.B56]))" office:value-type="float" office:value="2.5" calcext:value-type="float">
            <text:p>2,5</text:p>
          </table:table-cell>
          <table:table-cell table:formula="of:= ROUNDDOWN(([.C56]/[.$C$2]) * 1024; 0)"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8:03:31.791722479</meta:creation-date>
    <dc:date>2020-10-22T08:25:39.395252004</dc:date>
    <meta:editing-duration>PT11M47S</meta:editing-duration>
    <meta:editing-cycles>1</meta:editing-cycles>
    <meta:document-statistic meta:table-count="1" meta:cell-count="160" meta:object-count="0"/>
    <meta:generator>LibreOffice/7.0.2.2$Linux_X86_64 LibreOffice_project/00$Build-2</meta:generator>
  </office:meta>
</office:document-meta>
</file>